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759cm" fo:margin-left="3.512cm" table:align="left"/>
    </style:style>
    <style:style style:name="Table1.A" style:family="table-column">
      <style:table-column-properties style:column-width="3.688cm"/>
    </style:style>
    <style:style style:name="Table1.B" style:family="table-column">
      <style:table-column-properties style:column-width="5.071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51cm" fo:margin-left="3.644cm" table:align="left"/>
    </style:style>
    <style:style style:name="Table2.A" style:family="table-column">
      <style:table-column-properties style:column-width="3.528cm"/>
    </style:style>
    <style:style style:name="Table2.B" style:family="table-column">
      <style:table-column-properties style:column-width="10.423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3" style:family="table">
      <style:table-properties style:width="8.287cm" fo:margin-left="3.635cm" table:align="left"/>
    </style:style>
    <style:style style:name="Table3.A" style:family="table-column">
      <style:table-column-properties style:column-width="6.738cm"/>
    </style:style>
    <style:style style:name="Table3.B" style:family="table-column">
      <style:table-column-properties style:column-width="1.549cm"/>
    </style:style>
    <style:style style:name="Tab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3.B1" style:family="table-cell">
      <style:table-cell-properties fo:background-color="#b2b2b2"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4" style:family="table">
      <style:table-properties style:width="13.905cm" fo:margin-left="3.702cm" table:align="left"/>
    </style:style>
    <style:style style:name="Table4.A" style:family="table-column">
      <style:table-column-properties style:column-width="2.588cm"/>
    </style:style>
    <style:style style:name="Table4.B" style:family="table-column">
      <style:table-column-properties style:column-width="2.822cm"/>
    </style:style>
    <style:style style:name="Table4.C" style:family="table-column">
      <style:table-column-properties style:column-width="3.498cm"/>
    </style:style>
    <style:style style:name="Table4.D" style:family="table-column">
      <style:table-column-properties style:column-width="3.087cm"/>
    </style:style>
    <style:style style:name="Table4.E" style:family="table-column">
      <style:table-column-properties style:column-width="1.91cm"/>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E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0.05pt solid #000000" fo:border-top="none" fo:border-bottom="0.05pt solid #000000"/>
    </style:style>
    <style:style style:name="Table5" style:family="table">
      <style:table-properties style:width="8.759cm" fo:margin-left="3.512cm" table:align="left"/>
    </style:style>
    <style:style style:name="Table5.A" style:family="table-column">
      <style:table-column-properties style:column-width="3.688cm"/>
    </style:style>
    <style:style style:name="Table5.B" style:family="table-column">
      <style:table-column-properties style:column-width="5.071cm"/>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2.488cm" fo:margin-left="3.512cm" table:align="left"/>
    </style:style>
    <style:style style:name="Table6.A" style:family="table-column">
      <style:table-column-properties style:column-width="4.313cm"/>
    </style:style>
    <style:style style:name="Table6.B" style:family="table-column">
      <style:table-column-properties style:column-width="1.588cm"/>
    </style:style>
    <style:style style:name="Table6.C" style:family="table-column">
      <style:table-column-properties style:column-width="6.588cm"/>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7" style:family="table">
      <style:table-properties style:width="12.488cm" fo:margin-left="3.512cm" table:align="left"/>
    </style:style>
    <style:style style:name="Table7.A" style:family="table-column">
      <style:table-column-properties style:column-width="5.106cm"/>
    </style:style>
    <style:style style:name="Table7.B" style:family="table-column">
      <style:table-column-properties style:column-width="7.382cm"/>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B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12.391cm" fo:margin-left="3.609cm" table:align="left"/>
    </style:style>
    <style:style style:name="Table8.A" style:family="table-column">
      <style:table-column-properties style:column-width="3.096cm"/>
    </style:style>
    <style:style style:name="Table8.B" style:family="table-column">
      <style:table-column-properties style:column-width="4.657cm"/>
    </style:style>
    <style:style style:name="Table8.C" style:family="table-column">
      <style:table-column-properties style:column-width="4.639cm"/>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9" style:family="table">
      <style:table-properties style:width="8.996cm" fo:margin-left="6.149cm" table:align="left"/>
    </style:style>
    <style:style style:name="Table9.A" style:family="table-column">
      <style:table-column-properties style:column-width="2.99cm"/>
    </style:style>
    <style:style style:name="Table9.B" style:family="table-column">
      <style:table-column-properties style:column-width="1.005cm"/>
    </style:style>
    <style:style style:name="Table9.C" style:family="table-column">
      <style:table-column-properties style:column-width="2.011cm"/>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D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0dd792" officeooo:paragraph-rsid="000dd792"/>
    </style:style>
    <style:style style:name="P2" style:family="paragraph" style:parent-style-name="Text_20_body">
      <style:paragraph-properties fo:text-align="start" style:justify-single-word="false"/>
      <style:text-properties officeooo:rsid="000dd792" officeooo:paragraph-rsid="000dd792"/>
    </style:style>
    <style:style style:name="P3" style:family="paragraph" style:parent-style-name="Text_20_body">
      <style:text-properties officeooo:rsid="000dd792" officeooo:paragraph-rsid="000dd792"/>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rsid="000dd792" style:font-style-asian="normal" style:font-style-complex="normal"/>
    </style:style>
    <style:style style:name="P6" style:family="paragraph" style:parent-style-name="Text_20_body">
      <style:text-properties fo:font-style="normal" officeooo:rsid="000dd792" officeooo:paragraph-rsid="000dd792" style:font-style-asian="normal" style:font-style-complex="normal"/>
    </style:style>
    <style:style style:name="P7" style:family="paragraph" style:parent-style-name="Text_20_body">
      <style:text-properties fo:font-style="normal" officeooo:rsid="000dd792" officeooo:paragraph-rsid="000e94d9" style:font-style-asian="normal" style:font-style-complex="normal"/>
    </style:style>
    <style:style style:name="P8" style:family="paragraph" style:parent-style-name="Text_20_body">
      <style:text-properties fo:font-style="normal" officeooo:rsid="000dd792" officeooo:paragraph-rsid="000df470" style:font-style-asian="normal" style:font-style-complex="normal"/>
    </style:style>
    <style:style style:name="P9" style:family="paragraph" style:parent-style-name="Text_20_body">
      <style:text-properties fo:font-style="normal" officeooo:rsid="000dd792" officeooo:paragraph-rsid="000f9285" style:font-style-asian="normal" style:font-style-complex="normal"/>
    </style:style>
    <style:style style:name="P10" style:family="paragraph" style:parent-style-name="Text_20_body">
      <style:text-properties fo:font-style="normal" officeooo:paragraph-rsid="000e94d9" style:font-style-asian="normal" style:font-style-complex="normal"/>
    </style:style>
    <style:style style:name="P11" style:family="paragraph" style:parent-style-name="Text_20_body">
      <style:text-properties fo:font-style="normal" officeooo:rsid="000e94d9" officeooo:paragraph-rsid="000e94d9" style:font-style-asian="normal" style:font-style-complex="normal"/>
    </style:style>
    <style:style style:name="P12" style:family="paragraph" style:parent-style-name="Text_20_body">
      <style:text-properties fo:font-style="normal" officeooo:rsid="000e94d9" officeooo:paragraph-rsid="000f9285" style:font-style-asian="normal" style:font-style-complex="normal"/>
    </style:style>
    <style:style style:name="P13" style:family="paragraph" style:parent-style-name="Text_20_body">
      <style:text-properties fo:font-style="normal" officeooo:paragraph-rsid="000f9285" style:font-style-asian="normal" style:font-style-complex="normal"/>
    </style:style>
    <style:style style:name="P14" style:family="paragraph" style:parent-style-name="Text_20_body">
      <style:text-properties fo:font-style="normal" officeooo:rsid="000f9285" officeooo:paragraph-rsid="000f9285" style:font-style-asian="normal" style:font-style-complex="normal"/>
    </style:style>
    <style:style style:name="P15" style:family="paragraph" style:parent-style-name="Text_20_body">
      <style:text-properties fo:font-style="normal" officeooo:paragraph-rsid="0011a43d" style:font-style-asian="normal" style:font-style-complex="normal"/>
    </style:style>
    <style:style style:name="P16" style:family="paragraph" style:parent-style-name="Text_20_body">
      <style:text-properties officeooo:paragraph-rsid="000df470"/>
    </style:style>
    <style:style style:name="P17" style:family="paragraph" style:parent-style-name="Text_20_body">
      <style:text-properties officeooo:rsid="000e94d9" officeooo:paragraph-rsid="000e94d9"/>
    </style:style>
    <style:style style:name="P18" style:family="paragraph" style:parent-style-name="Text_20_body">
      <style:text-properties officeooo:paragraph-rsid="000f9285"/>
    </style:style>
    <style:style style:name="P19" style:family="paragraph" style:parent-style-name="Text_20_body">
      <style:text-properties officeooo:rsid="000f9285" officeooo:paragraph-rsid="000f9285"/>
    </style:style>
    <style:style style:name="P20" style:family="paragraph" style:parent-style-name="Text_20_body">
      <style:text-properties style:text-underline-style="none" officeooo:rsid="000df470" officeooo:paragraph-rsid="000df470"/>
    </style:style>
    <style:style style:name="P21" style:family="paragraph" style:parent-style-name="Text_20_body">
      <style:text-properties fo:font-style="italic" officeooo:rsid="000e94d9" style:font-style-asian="italic" style:font-style-complex="italic"/>
    </style:style>
    <style:style style:name="P22" style:family="paragraph" style:parent-style-name="Text_20_body">
      <style:text-properties fo:font-style="italic" officeooo:rsid="000dd792" officeooo:paragraph-rsid="000f9285" style:font-style-asian="italic" style:font-style-complex="italic"/>
    </style:style>
    <style:style style:name="P23" style:family="paragraph" style:parent-style-name="Text_20_body">
      <style:text-properties officeooo:paragraph-rsid="0011a43d"/>
    </style:style>
    <style:style style:name="P24" style:family="paragraph" style:parent-style-name="Table_20_Contents">
      <style:text-properties officeooo:rsid="000dd792" officeooo:paragraph-rsid="000dd792"/>
    </style:style>
    <style:style style:name="P25" style:family="paragraph" style:parent-style-name="Table_20_Contents">
      <style:paragraph-properties fo:text-align="center" style:justify-single-word="false"/>
      <style:text-properties officeooo:rsid="000dd792" officeooo:paragraph-rsid="000dd792"/>
    </style:style>
    <style:style style:name="P26" style:family="paragraph" style:parent-style-name="Table_20_Contents">
      <style:paragraph-properties fo:text-align="center" style:justify-single-word="false"/>
      <style:text-properties officeooo:rsid="000dd792" officeooo:paragraph-rsid="000e94d9"/>
    </style:style>
    <style:style style:name="P27" style:family="paragraph" style:parent-style-name="Table_20_Contents">
      <style:text-properties officeooo:rsid="000dd792" officeooo:paragraph-rsid="000e94d9"/>
    </style:style>
    <style:style style:name="P28" style:family="paragraph" style:parent-style-name="Table_20_Contents">
      <style:text-properties officeooo:rsid="000dd792" officeooo:paragraph-rsid="000f9285"/>
    </style:style>
    <style:style style:name="P29" style:family="paragraph" style:parent-style-name="Table_20_Contents">
      <style:text-properties officeooo:rsid="000dd792" officeooo:paragraph-rsid="0011a43d"/>
    </style:style>
    <style:style style:name="P30" style:family="paragraph" style:parent-style-name="Table_20_Contents">
      <style:text-properties officeooo:rsid="000df470" officeooo:paragraph-rsid="000df470"/>
    </style:style>
    <style:style style:name="P31" style:family="paragraph" style:parent-style-name="Table_20_Contents">
      <style:paragraph-properties fo:text-align="center" style:justify-single-word="false"/>
      <style:text-properties officeooo:rsid="000df470" officeooo:paragraph-rsid="000df470"/>
    </style:style>
    <style:style style:name="P32" style:family="paragraph" style:parent-style-name="Table_20_Contents">
      <style:text-properties officeooo:rsid="000e94d9" officeooo:paragraph-rsid="000e94d9"/>
    </style:style>
    <style:style style:name="P33" style:family="paragraph" style:parent-style-name="Table_20_Contents">
      <style:paragraph-properties fo:text-align="center" style:justify-single-word="false"/>
      <style:text-properties officeooo:rsid="000e94d9" officeooo:paragraph-rsid="000e94d9"/>
    </style:style>
    <style:style style:name="P34" style:family="paragraph" style:parent-style-name="Table_20_Contents">
      <style:text-properties officeooo:rsid="000e94d9" officeooo:paragraph-rsid="000f9285"/>
    </style:style>
    <style:style style:name="P35" style:family="paragraph" style:parent-style-name="Table_20_Contents">
      <style:paragraph-properties fo:text-align="center" style:justify-single-word="false"/>
      <style:text-properties officeooo:rsid="000f9285" officeooo:paragraph-rsid="000f9285"/>
    </style:style>
    <style:style style:name="P36" style:family="paragraph" style:parent-style-name="Table_20_Contents">
      <style:paragraph-properties fo:text-align="center" style:justify-single-word="false"/>
      <style:text-properties officeooo:rsid="000f9285" officeooo:paragraph-rsid="0011a43d"/>
    </style:style>
    <style:style style:name="P37" style:family="paragraph" style:parent-style-name="Table_20_Contents">
      <style:text-properties officeooo:rsid="000f9285" officeooo:paragraph-rsid="000f9285"/>
    </style:style>
    <style:style style:name="P38" style:family="paragraph" style:parent-style-name="Table_20_Contents">
      <style:text-properties officeooo:rsid="000f9285" officeooo:paragraph-rsid="0011a43d"/>
    </style:style>
    <style:style style:name="P39" style:family="paragraph" style:parent-style-name="Table_20_Contents">
      <style:text-properties officeooo:rsid="0011a43d" officeooo:paragraph-rsid="0011a43d"/>
    </style:style>
    <style:style style:name="P40" style:family="paragraph" style:parent-style-name="Table_20_Contents">
      <style:paragraph-properties fo:text-align="center" style:justify-single-word="false"/>
      <style:text-properties officeooo:rsid="0011a43d" officeooo:paragraph-rsid="0011a43d"/>
    </style:style>
    <style:style style:name="P41" style:family="paragraph" style:parent-style-name="Heading_20_3">
      <style:text-properties officeooo:paragraph-rsid="0011a43d"/>
    </style:style>
    <style:style style:name="P42" style:family="paragraph" style:parent-style-name="Heading_20_3">
      <style:text-properties fo:font-style="normal" officeooo:rsid="0011a43d" style:font-style-asian="normal" style:font-style-complex="normal"/>
    </style:style>
    <style:style style:name="P43" style:family="paragraph" style:parent-style-name="Heading_20_2">
      <style:text-properties officeooo:rsid="000df470" officeooo:paragraph-rsid="000df470"/>
    </style:style>
    <style:style style:name="P44" style:family="paragraph" style:parent-style-name="Text_20_body" style:list-style-name="L1">
      <style:text-properties officeooo:rsid="000f9285" officeooo:paragraph-rsid="000f9285"/>
    </style:style>
    <style:style style:name="P45" style:family="paragraph" style:parent-style-name="Text_20_body">
      <style:text-properties fo:font-style="italic" officeooo:rsid="0011a43d" officeooo:paragraph-rsid="0011a43d" style:font-style-asian="italic" style:font-style-complex="italic"/>
    </style:style>
    <style:style style:name="P46" style:family="paragraph" style:parent-style-name="Text_20_body">
      <style:text-properties fo:font-style="normal" style:font-style-asian="normal" style:font-style-complex="normal"/>
    </style:style>
    <style:style style:name="P47" style:family="paragraph" style:parent-style-name="Text_20_body">
      <style:text-properties fo:font-style="normal" officeooo:paragraph-rsid="0012f38f" style:font-style-asian="normal" style:font-style-complex="normal"/>
    </style:style>
    <style:style style:name="T1" style:family="text">
      <style:text-properties officeooo:rsid="000dd79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df47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officeooo:rsid="000e94d9"/>
    </style:style>
    <style:style style:name="T6" style:family="text">
      <style:text-properties style:text-underline-style="solid" style:text-underline-width="auto" style:text-underline-color="font-color" officeooo:rsid="0011a43d"/>
    </style:style>
    <style:style style:name="T7" style:family="text">
      <style:text-properties fo:font-style="italic" style:font-style-asian="italic" style:font-style-complex="italic"/>
    </style:style>
    <style:style style:name="T8" style:family="text">
      <style:text-properties fo:font-style="italic" officeooo:rsid="000dd792" style:font-style-asian="italic" style:font-style-complex="italic"/>
    </style:style>
    <style:style style:name="T9" style:family="text">
      <style:text-properties fo:font-style="italic" officeooo:rsid="000df470" style:font-style-asian="italic" style:font-style-complex="italic"/>
    </style:style>
    <style:style style:name="T10" style:family="text">
      <style:text-properties fo:font-style="italic" officeooo:rsid="000e94d9" style:font-style-asian="italic" style:font-style-complex="italic"/>
    </style:style>
    <style:style style:name="T11" style:family="text">
      <style:text-properties fo:font-style="italic" officeooo:rsid="000f9285" style:font-style-asian="italic" style:font-style-complex="italic"/>
    </style:style>
    <style:style style:name="T12" style:family="text">
      <style:text-properties fo:font-style="italic" officeooo:rsid="0011a43d" style:font-style-asian="italic" style:font-style-complex="italic"/>
    </style:style>
    <style:style style:name="T13" style:family="text">
      <style:text-properties fo:font-style="italic" officeooo:rsid="00123844" style:font-style-asian="italic" style:font-style-complex="italic"/>
    </style:style>
    <style:style style:name="T14" style:family="text">
      <style:text-properties fo:font-style="italic" style:text-underline-style="none" officeooo:rsid="000df470"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0dd792" style:font-style-asian="normal" style:font-style-complex="normal"/>
    </style:style>
    <style:style style:name="T17" style:family="text">
      <style:text-properties fo:font-style="normal" officeooo:rsid="000df470" style:font-style-asian="normal" style:font-style-complex="normal"/>
    </style:style>
    <style:style style:name="T18" style:family="text">
      <style:text-properties fo:font-style="normal" officeooo:rsid="000e94d9" style:font-style-asian="normal" style:font-style-complex="normal"/>
    </style:style>
    <style:style style:name="T19" style:family="text">
      <style:text-properties fo:font-style="normal" officeooo:rsid="000f9285" style:font-style-asian="normal" style:font-style-complex="normal"/>
    </style:style>
    <style:style style:name="T20" style:family="text">
      <style:text-properties style:text-underline-style="none"/>
    </style:style>
    <style:style style:name="T21" style:family="text">
      <style:text-properties style:text-underline-style="none" officeooo:rsid="000df470"/>
    </style:style>
    <style:style style:name="T22" style:family="text">
      <style:text-properties officeooo:rsid="000df470"/>
    </style:style>
    <style:style style:name="T23" style:family="text">
      <style:text-properties fo:language="en" fo:country="US"/>
    </style:style>
    <style:style style:name="T24" style:family="text">
      <style:text-properties fo:language="en" fo:country="US" officeooo:rsid="000df470"/>
    </style:style>
    <style:style style:name="T25" style:family="text">
      <style:text-properties officeooo:rsid="000e94d9"/>
    </style:style>
    <style:style style:name="T26" style:family="text">
      <style:text-properties officeooo:rsid="000f9285"/>
    </style:style>
    <style:style style:name="T27" style:family="text">
      <style:text-properties officeooo:rsid="0011a43d"/>
    </style:style>
    <style:style style:name="T28" style:family="text">
      <style:text-properties officeooo:rsid="00123844"/>
    </style:style>
    <style:style style:name="T29" style:family="text">
      <style:text-properties officeooo:rsid="0012f38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Dynamic Dialog System</text:p>
      <text:p text:style-name="P1">A Detailed Overview, by Valkryst</text:p>
      <text:p text:style-name="P1"/>
      <text:p text:style-name="P1"/>
      <text:p text:style-name="P1"/>
      <text:p text:style-name="P1"/>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h text:style-name="Heading_20_1" text:outline-level="1"><text:soft-page-break/><text:span text:style-name="T2">Description of the System</text:span>:</text:h>
      <text:p text:style-name="Text_20_body"><text:tab/><text:span text:style-name="T1">The </text:span><text:span text:style-name="T8">Dynamic Dialog System (DDS)</text:span><text:span text:style-name="T1"> allows for the user to specify </text:span><text:span text:style-name="T8">Contexts</text:span><text:span text:style-name="T1">, </text:span><text:span text:style-name="T8">Criterion</text:span><text:span text:style-name="T1">, </text:span><text:span text:style-name="T8">Events</text:span><text:span text:style-name="T1">, </text:span><text:span text:style-name="T8">Responses</text:span><text:span text:style-name="T1">, and </text:span><text:span text:style-name="T8">Rules</text:span><text:span text:style-name="T1">. This combination of objects allows for a complex </text:span><text:span text:style-name="T8">Event→Response </text:span><text:span text:style-name="T16">relationships.</text:span></text:p>
      <text:p text:style-name="P4"><text:span text:style-name="T1"><text:tab/></text:span><text:span text:style-name="T8">Example:</text:span></text:p>
      <text:p text:style-name="P5"><text:tab/><text:tab/></text:p>
      <table:table table:name="Table1" table:style-name="Table1">
        <table:table-column table:style-name="Table1.A"/>
        <table:table-column table:style-name="Table1.B"/>
        <table:table-row>
          <table:table-cell table:style-name="Table1.A1" office:value-type="string">
            <text:p text:style-name="P25">Event</text:p>
          </table:table-cell>
          <table:table-cell table:style-name="Table1.B1" office:value-type="string">
            <text:p text:style-name="P25">Response</text:p>
          </table:table-cell>
        </table:table-row>
        <table:table-row>
          <table:table-cell table:style-name="Table1.A2" office:value-type="string">
            <text:p text:style-name="P24">OnPlayerKillEnemy</text:p>
          </table:table-cell>
          <table:table-cell table:style-name="Table1.B2" office:value-type="string">
            <text:p text:style-name="P24">Award Player 50 Experience</text:p>
          </table:table-cell>
        </table:table-row>
      </table:table>
      <text:p text:style-name="P6"/>
      <text:h text:style-name="P43" text:outline-level="2"><text:span text:style-name="T2">ValueType</text:span><text:span text:style-name="T20">:</text:span></text:h>
      <text:p text:style-name="P16"><text:span text:style-name="T21"><text:tab/>A </text:span><text:span text:style-name="T14">ValueType</text:span><text:span text:style-name="T21"> defines a type of data that the various parts of the </text:span><text:span text:style-name="T14">DDS</text:span><text:span text:style-name="T21"> can work with. At-present, these types of data are as follows.</text:span></text:p>
      <table:table table:name="Table2" table:style-name="Table2">
        <table:table-column table:style-name="Table2.A"/>
        <table:table-column table:style-name="Table2.B"/>
        <table:table-row>
          <table:table-cell table:style-name="Table2.A1" office:value-type="string">
            <text:p text:style-name="P31">Data Type</text:p>
          </table:table-cell>
          <table:table-cell table:style-name="Table2.B1" office:value-type="string">
            <text:p text:style-name="P31">Accepted Values</text:p>
          </table:table-cell>
        </table:table-row>
        <table:table-row>
          <table:table-cell table:style-name="Table2.A11" office:value-type="string">
            <text:p text:style-name="P30">BYTE</text:p>
          </table:table-cell>
          <table:table-cell table:style-name="Table2.B11" office:value-type="string">
            <text:p text:style-name="Table_20_Contents">-<text:span text:style-name="T22">128 to 127</text:span></text:p>
          </table:table-cell>
        </table:table-row>
        <table:table-row>
          <table:table-cell table:style-name="Table2.A11" office:value-type="string">
            <text:p text:style-name="P30">SHORT</text:p>
          </table:table-cell>
          <table:table-cell table:style-name="Table2.B11" office:value-type="string">
            <text:p text:style-name="P30">-32768 to 32767</text:p>
          </table:table-cell>
        </table:table-row>
        <table:table-row>
          <table:table-cell table:style-name="Table2.A11" office:value-type="string">
            <text:p text:style-name="P30">INTEGER</text:p>
          </table:table-cell>
          <table:table-cell table:style-name="Table2.B11" office:value-type="string">
            <text:p text:style-name="Table_20_Contents"><text:span text:style-name="T24">-</text:span><text:bookmark text:name="cwos"/><text:span text:style-name="T24">2147483648 to </text:span><text:bookmark text:name="cwos1"/><text:span text:style-name="T24">2147483647</text:span></text:p>
          </table:table-cell>
        </table:table-row>
        <table:table-row>
          <table:table-cell table:style-name="Table2.A11" office:value-type="string">
            <text:p text:style-name="P30">LONG</text:p>
          </table:table-cell>
          <table:table-cell table:style-name="Table2.B11" office:value-type="string">
            <text:p text:style-name="Table_20_Contents">-<text:bookmark text:name="firstHeading"/><text:span text:style-name="T23">9223372036854775807 </text:span><text:span text:style-name="T24">to </text:span><text:bookmark text:name="firstHeading1"/><text:span text:style-name="T24">9223372036854775806</text:span></text:p>
          </table:table-cell>
        </table:table-row>
        <table:table-row>
          <table:table-cell table:style-name="Table2.A11" office:value-type="string">
            <text:p text:style-name="P30">FLOAT</text:p>
          </table:table-cell>
          <table:table-cell table:style-name="Table2.B11" office:value-type="string">
            <text:p text:style-name="P30">Any decimal number, less precise than Double.</text:p>
          </table:table-cell>
        </table:table-row>
        <table:table-row>
          <table:table-cell table:style-name="Table2.A11" office:value-type="string">
            <text:p text:style-name="P30">DOUBLE</text:p>
          </table:table-cell>
          <table:table-cell table:style-name="Table2.B11" office:value-type="string">
            <text:p text:style-name="P30">Any decimal number.</text:p>
          </table:table-cell>
        </table:table-row>
        <table:table-row>
          <table:table-cell table:style-name="Table2.A11" office:value-type="string">
            <text:p text:style-name="P30">BOOLEAN</text:p>
          </table:table-cell>
          <table:table-cell table:style-name="Table2.B11" office:value-type="string">
            <text:p text:style-name="P30">TRUE or FALSE</text:p>
          </table:table-cell>
        </table:table-row>
        <table:table-row>
          <table:table-cell table:style-name="Table2.A11" office:value-type="string">
            <text:p text:style-name="P30">STRING</text:p>
          </table:table-cell>
          <table:table-cell table:style-name="Table2.B11" office:value-type="string">
            <text:p text:style-name="P30">Any character, word, sentence, number, etc… that can be written.</text:p>
          </table:table-cell>
        </table:table-row>
        <table:table-row>
          <table:table-cell table:style-name="Table2.A11" office:value-type="string">
            <text:p text:style-name="P30">MP3</text:p>
          </table:table-cell>
          <table:table-cell table:style-name="Table2.B11" office:value-type="string">
            <text:p text:style-name="P30">The textual path of any MP3 file within the Jar file.</text:p>
          </table:table-cell>
        </table:table-row>
        <table:table-row>
          <table:table-cell table:style-name="Table2.A11" office:value-type="string">
            <text:p text:style-name="P30">OGG</text:p>
          </table:table-cell>
          <table:table-cell table:style-name="Table2.B11" office:value-type="string">
            <text:p text:style-name="P30">The textual path of any OGG file within the Jar file.</text:p>
          </table:table-cell>
        </table:table-row>
        <table:table-row>
          <table:table-cell table:style-name="Table2.A12" office:value-type="string">
            <text:p text:style-name="P30">WAV</text:p>
          </table:table-cell>
          <table:table-cell table:style-name="Table2.B12" office:value-type="string">
            <text:p text:style-name="P30">The textual path of any WAV file within the Jar file.</text:p>
          </table:table-cell>
        </table:table-row>
      </table:table>
      <text:p text:style-name="P20"/>
      <text:h text:style-name="Heading_20_2" text:outline-level="2"><text:span text:style-name="T3">C</text:span><text:span text:style-name="T2">omparisonType</text:span><text:span text:style-name="T4">:</text:span></text:h>
      <text:p text:style-name="Text_20_body"><text:tab/>A <text:span text:style-name="T7">ComparisonType</text:span> defines a comparator that the various parts of the <text:span text:style-name="T7">DDS</text:span> can work with. <text:span text:style-name="T22">At-present the types are as follows. Please note that both the </text:span><text:span text:style-name="T9">Name</text:span><text:span text:style-name="T22"> and </text:span><text:span text:style-name="T9">Symbol</text:span><text:span text:style-name="T22"> columns are accepted ComparisonTypes, so if you enter </text:span><text:span text:style-name="T9">“EQUAL_TO”</text:span><text:span text:style-name="T22"> as the </text:span><text:span text:style-name="T9">ComparisonType</text:span><text:span text:style-name="T22"> it will be interpreted as </text:span><text:span text:style-name="T9">“=”</text:span><text:span text:style-name="T22">.</text:span></text:p>
      <text:p text:style-name="Text_20_body"/>
      <text:p text:style-name="Text_20_body"/>
      <table:table table:name="Table3" table:style-name="Table3">
        <table:table-column table:style-name="Table3.A"/>
        <table:table-column table:style-name="Table3.B"/>
        <text:soft-page-break/>
        <table:table-row>
          <table:table-cell table:style-name="Table3.A1" office:value-type="string">
            <text:p text:style-name="P31">Name</text:p>
          </table:table-cell>
          <table:table-cell table:style-name="Table3.B1" office:value-type="string">
            <text:p text:style-name="P31">Symbol</text:p>
          </table:table-cell>
        </table:table-row>
        <table:table-row>
          <table:table-cell table:style-name="Table3.A6" office:value-type="string">
            <text:p text:style-name="P30">EQUAL_TO</text:p>
          </table:table-cell>
          <table:table-cell table:style-name="Table3.B2" office:value-type="string">
            <text:p text:style-name="P30">=</text:p>
          </table:table-cell>
        </table:table-row>
        <table:table-row>
          <table:table-cell table:style-name="Table3.A6" office:value-type="string">
            <text:p text:style-name="P30">LESS_THAN</text:p>
          </table:table-cell>
          <table:table-cell table:style-name="Table3.B3" office:value-type="string">
            <text:p text:style-name="P30">&lt;</text:p>
          </table:table-cell>
        </table:table-row>
        <table:table-row>
          <table:table-cell table:style-name="Table3.A6" office:value-type="string">
            <text:p text:style-name="P30">GREATER_THAN</text:p>
          </table:table-cell>
          <table:table-cell table:style-name="Table3.B4" office:value-type="string">
            <text:p text:style-name="P30">&gt;</text:p>
          </table:table-cell>
        </table:table-row>
        <table:table-row>
          <table:table-cell table:style-name="Table3.A6" office:value-type="string">
            <text:p text:style-name="P30">LESS_THAN_OR_EQUAL_TO</text:p>
          </table:table-cell>
          <table:table-cell table:style-name="Table3.B5" office:value-type="string">
            <text:p text:style-name="P30">&lt;=</text:p>
          </table:table-cell>
        </table:table-row>
        <table:table-row>
          <table:table-cell table:style-name="Table3.A6" office:value-type="string">
            <text:p text:style-name="P30">GREATER_THAN_OR_EQUAL_TO</text:p>
          </table:table-cell>
          <table:table-cell table:style-name="Table3.B6" office:value-type="string">
            <text:p text:style-name="P30">&gt;=</text:p>
          </table:table-cell>
        </table:table-row>
        <table:table-row>
          <table:table-cell table:style-name="Table3.A7" office:value-type="string">
            <text:p text:style-name="P30">NOT_EQUAL_TO</text:p>
          </table:table-cell>
          <table:table-cell table:style-name="Table3.B7" office:value-type="string">
            <text:p text:style-name="Table_20_Contents">!<text:span text:style-name="T22">=</text:span></text:p>
          </table:table-cell>
        </table:table-row>
      </table:table>
      <text:p text:style-name="Text_20_body"/>
      <text:h text:style-name="Heading_20_2" text:outline-level="2"><text:span text:style-name="T2">Context</text:span>:</text:h>
      <text:p text:style-name="Text_20_body"><text:tab/><text:span text:style-name="T1">A </text:span><text:span text:style-name="T8">Context</text:span><text:span text:style-name="T1"> is some stored value. This can be anything that is able to be stored as a </text:span><text:span text:style-name="T8">String</text:span><text:span text:style-name="T1">, </text:span><text:span text:style-name="T16">so </text:span><text:span text:style-name="T18">any of the </text:span><text:span text:style-name="T10">ValueTypes</text:span><text:span text:style-name="T16"> </text:span><text:span text:style-name="T18">will work </text:span><text:span text:style-name="T16">as they can all be stored in a String and converted to their respective types by the system.</text:span></text:p>
      <text:p text:style-name="P3"><text:span text:style-name="T15">It is recommended that only values essential to a </text:span><text:span text:style-name="T7">Criterion</text:span><text:span text:style-name="T15">, or </text:span><text:span text:style-name="T7">Rule</text:span><text:span text:style-name="T15">, be stored in the system, but it is perfectly fine for any data to be stored as a </text:span><text:span text:style-name="T7">Context</text:span><text:span text:style-name="T15">. The system provides methods to both retrieve, and alter, the value of a </text:span><text:span text:style-name="T7">Context</text:span><text:span text:style-name="T15">.</text:span></text:p>
      <text:p text:style-name="P6"/>
      <text:p text:style-name="P16"><text:span text:style-name="T17">The word “</text:span><text:span text:style-name="T9">Context”</text:span><text:span text:style-name="T17"> is defined as </text:span><text:span text:style-name="T9">“T</text:span><text:span text:style-name="T7">he circumstances that form the setting for an event, statement, or idea, and in terms of which it can be fully understood and assessed.”</text:span><text:span text:style-name="T15">.</text:span></text:p>
      <text:h text:style-name="Heading_20_2" text:outline-level="2"><text:span text:style-name="T2">Criterion</text:span>:</text:h>
      <text:p text:style-name="Text_20_body"><text:tab/><text:span text:style-name="T1">A </text:span><text:span text:style-name="T8">Criterion </text:span><text:span text:style-name="T16">is a Condition. </text:span><text:span text:style-name="T17">Each </text:span><text:span text:style-name="T9">Criterion</text:span><text:span text:style-name="T17"> contains a </text:span><text:span text:style-name="T9">Value</text:span><text:span text:style-name="T17">, </text:span><text:span text:style-name="T9">ValueType</text:span><text:span text:style-name="T17">, </text:span><text:span text:style-name="T9">ComparisonType</text:span><text:span text:style-name="T17">, and associated </text:span><text:span text:style-name="T9">Context</text:span><text:span text:style-name="T17">. The </text:span><text:span text:style-name="T9">Value's</text:span><text:span text:style-name="T17"> type is defined by the </text:span><text:span text:style-name="T9">ValueType</text:span><text:span text:style-name="T17"> </text:span><text:span text:style-name="T18">and</text:span><text:span text:style-name="T17"> </text:span><text:span text:style-name="T18">the </text:span><text:span text:style-name="T10">ComparisonType</text:span><text:span text:style-name="T18"> defines how to compare the </text:span><text:span text:style-name="T10">Value</text:span><text:span text:style-name="T18"> to the </text:span><text:span text:style-name="T10">Context's Value</text:span><text:span text:style-name="T18">.</text:span></text:p>
      <text:p text:style-name="Text_20_body"><text:span text:style-name="T18"><text:tab/></text:span><text:span text:style-name="T10">Example:</text:span></text:p>
      <text:p text:style-name="P21"/>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3">Value</text:p>
          </table:table-cell>
          <table:table-cell table:style-name="Table4.A1" office:value-type="string">
            <text:p text:style-name="P33">ValueType</text:p>
          </table:table-cell>
          <table:table-cell table:style-name="Table4.A1" office:value-type="string">
            <text:p text:style-name="P33">ComparisonType</text:p>
          </table:table-cell>
          <table:table-cell table:style-name="Table4.A1" office:value-type="string">
            <text:p text:style-name="P33">Context's Value</text:p>
          </table:table-cell>
          <table:table-cell table:style-name="Table4.E1" office:value-type="string">
            <text:p text:style-name="P33">Result</text:p>
          </table:table-cell>
        </table:table-row>
        <table:table-row>
          <table:table-cell table:style-name="Table4.A2" office:value-type="string">
            <text:p text:style-name="P32">5</text:p>
          </table:table-cell>
          <table:table-cell table:style-name="Table4.B2" office:value-type="string">
            <text:p text:style-name="P32">INTEGER</text:p>
          </table:table-cell>
          <table:table-cell table:style-name="Table4.C2" office:value-type="string">
            <text:p text:style-name="P32">&gt;</text:p>
          </table:table-cell>
          <table:table-cell table:style-name="Table4.D2" office:value-type="string">
            <text:p text:style-name="P32">4</text:p>
          </table:table-cell>
          <table:table-cell table:style-name="Table4.E2" office:value-type="string">
            <text:p text:style-name="P32">TRUE</text:p>
          </table:table-cell>
        </table:table-row>
        <table:table-row>
          <table:table-cell table:style-name="Table4.A3" office:value-type="string">
            <text:p text:style-name="P32">TRUE</text:p>
          </table:table-cell>
          <table:table-cell table:style-name="Table4.B3" office:value-type="string">
            <text:p text:style-name="P32">BOOLEAN</text:p>
          </table:table-cell>
          <table:table-cell table:style-name="Table4.C3" office:value-type="string">
            <text:p text:style-name="P32">!=</text:p>
          </table:table-cell>
          <table:table-cell table:style-name="Table4.D3" office:value-type="string">
            <text:p text:style-name="P32">TRUE</text:p>
          </table:table-cell>
          <table:table-cell table:style-name="Table4.E3" office:value-type="string">
            <text:p text:style-name="P32">FALSE</text:p>
          </table:table-cell>
        </table:table-row>
        <table:table-row>
          <table:table-cell table:style-name="Table4.A4" office:value-type="string">
            <text:p text:style-name="P32">Apple</text:p>
          </table:table-cell>
          <table:table-cell table:style-name="Table4.B4" office:value-type="string">
            <text:p text:style-name="P32">STRING</text:p>
          </table:table-cell>
          <table:table-cell table:style-name="Table4.C4" office:value-type="string">
            <text:p text:style-name="P32">=</text:p>
          </table:table-cell>
          <table:table-cell table:style-name="Table4.D4" office:value-type="string">
            <text:p text:style-name="P32">Banana</text:p>
          </table:table-cell>
          <table:table-cell table:style-name="Table4.E4" office:value-type="string">
            <text:p text:style-name="P32">FALSE</text:p>
          </table:table-cell>
        </table:table-row>
        <table:table-row>
          <table:table-cell table:style-name="Table4.A5" office:value-type="string">
            <text:p text:style-name="P32">67</text:p>
          </table:table-cell>
          <table:table-cell table:style-name="Table4.B5" office:value-type="string">
            <text:p text:style-name="P32">BYTE</text:p>
          </table:table-cell>
          <table:table-cell table:style-name="Table4.C5" office:value-type="string">
            <text:p text:style-name="P32">&lt;=</text:p>
          </table:table-cell>
          <table:table-cell table:style-name="Table4.D5" office:value-type="string">
            <text:p text:style-name="P32">500</text:p>
          </table:table-cell>
          <table:table-cell table:style-name="Table4.E5" office:value-type="string">
            <text:p text:style-name="P32">TRUE</text:p>
          </table:table-cell>
        </table:table-row>
        <table:table-row>
          <table:table-cell table:style-name="Table4.A6" office:value-type="string">
            <text:p text:style-name="P32">55</text:p>
          </table:table-cell>
          <table:table-cell table:style-name="Table4.B6" office:value-type="string">
            <text:p text:style-name="P32">INTEGER</text:p>
          </table:table-cell>
          <table:table-cell table:style-name="Table4.C6" office:value-type="string">
            <text:p text:style-name="P32">&gt;</text:p>
          </table:table-cell>
          <table:table-cell table:style-name="Table4.D6" office:value-type="string">
            <text:p text:style-name="P32">Banana</text:p>
          </table:table-cell>
          <table:table-cell table:style-name="Table4.E6" office:value-type="string">
            <text:p text:style-name="P32">ERROR</text:p>
          </table:table-cell>
        </table:table-row>
      </table:table>
      <text:p text:style-name="P21"/>
      <text:p text:style-name="P7"/>
      <text:p text:style-name="P17"><text:soft-page-break/><text:span text:style-name="T16">P</text:span><text:span text:style-name="T15">lease note that the </text:span><text:span text:style-name="T7">ValueType</text:span><text:span text:style-name="T15"> of the </text:span><text:span text:style-name="T7">Criterion</text:span><text:span text:style-name="T15"> must match the </text:span><text:span text:style-name="T7">ValueType</text:span><text:span text:style-name="T15"> of the </text:span><text:span text:style-name="T7">Context</text:span><text:span text:style-name="T15"> for a comparison to be possible. If they do not match, then the </text:span><text:span text:style-name="T7">DDS</text:span><text:span text:style-name="T15"> will throw an exception.</text:span></text:p>
      <text:p text:style-name="P8"/>
      <text:p text:style-name="P16"><text:span text:style-name="T16">T</text:span><text:span text:style-name="T17">he word </text:span><text:span text:style-name="T9">“Criterion”</text:span><text:span text:style-name="T17"> is define</text:span><text:span text:style-name="T19">d</text:span><text:span text:style-name="T17"> as </text:span><text:span text:style-name="T9">“A</text:span><text:span text:style-name="T7"> principle or standard by which something may be judged or decided.”</text:span><text:span text:style-name="T15">.</text:span></text:p>
      <text:h text:style-name="Heading_20_2" text:outline-level="2"><text:span text:style-name="T2">Event</text:span>:</text:h>
      <text:p text:style-name="Text_20_body"><text:tab/><text:span text:style-name="T25">An </text:span><text:span text:style-name="T10">Event</text:span><text:span text:style-name="T25"> is something triggered by the code of the game which is utilizing the </text:span><text:span text:style-name="T10">DDS</text:span><text:span text:style-name="T25">. As seen in a previous example, this could be anything. Each </text:span><text:span text:style-name="T10">Event</text:span><text:span text:style-name="T25"> can trigger none, one, or more </text:span><text:span text:style-name="T10">Rules</text:span><text:span text:style-name="T18">. The name of an </text:span><text:span text:style-name="T10">Event</text:span><text:span text:style-name="T18"> is arbitrary and the game utilizing the </text:span><text:span text:style-name="T10">DDS</text:span><text:span text:style-name="T18"> must define all Events that it will use when initializing the </text:span><text:span text:style-name="T10">DDS</text:span><text:span text:style-name="T18">.</text:span></text:p>
      <text:p text:style-name="P10"><text:span text:style-name="T1"><text:tab/></text:span><text:span text:style-name="T8">Example:</text:span></text:p>
      <text:p text:style-name="P7"><text:tab/><text:tab/></text:p>
      <table:table table:name="Table5" table:style-name="Table5">
        <table:table-column table:style-name="Table5.A"/>
        <table:table-column table:style-name="Table5.B"/>
        <table:table-row>
          <table:table-cell table:style-name="Table5.A1" office:value-type="string">
            <text:p text:style-name="P26">Event</text:p>
          </table:table-cell>
          <table:table-cell table:style-name="Table5.B1" office:value-type="string">
            <text:p text:style-name="P26">Response</text:p>
          </table:table-cell>
        </table:table-row>
        <table:table-row>
          <table:table-cell table:style-name="Table5.A2" office:value-type="string">
            <text:p text:style-name="P27">OnPlayerKillEnemy</text:p>
          </table:table-cell>
          <table:table-cell table:style-name="Table5.B2" office:value-type="string">
            <text:p text:style-name="P27">Award Player 50 Experience</text:p>
          </table:table-cell>
        </table:table-row>
        <table:table-row>
          <table:table-cell table:style-name="Table5.A3" office:value-type="string">
            <text:p text:style-name="P32">Applesauce</text:p>
          </table:table-cell>
          <table:table-cell table:style-name="Table5.B3" office:value-type="string">
            <text:p text:style-name="P32">Kill the Player.</text:p>
          </table:table-cell>
        </table:table-row>
        <table:table-row>
          <table:table-cell table:style-name="Table5.A4" office:value-type="string">
            <text:p text:style-name="P32">Balcony </text:p>
          </table:table-cell>
          <table:table-cell table:style-name="Table5.B4" office:value-type="string">
            <text:p text:style-name="P32">Burn the nearest tree.</text:p>
          </table:table-cell>
        </table:table-row>
        <table:table-row>
          <table:table-cell table:style-name="Table5.A5" office:value-type="string">
            <text:p text:style-name="P32">OnItemPickup</text:p>
          </table:table-cell>
          <table:table-cell table:style-name="Table5.B5" office:value-type="string">
            <text:p text:style-name="P32">Play trumpet sound.</text:p>
          </table:table-cell>
        </table:table-row>
      </table:table>
      <text:p text:style-name="P11"/>
      <text:p text:style-name="P11"/>
      <text:p text:style-name="P14"><text:span text:style-name="T1">The word </text:span><text:span text:style-name="T9">“</text:span><text:span text:style-name="T7">Event</text:span><text:span text:style-name="T9">”</text:span><text:span text:style-name="T22"> is define</text:span>d<text:span text:style-name="T22"> as </text:span><text:span text:style-name="T9">“A</text:span><text:span text:style-name="T7"> thing that happens.”</text:span>.</text:p>
      <text:h text:style-name="Heading_20_2" text:outline-level="2"><text:span text:style-name="T5">R</text:span><text:span text:style-name="T2">esponse</text:span>:</text:h>
      <text:p text:style-name="Text_20_body"><text:tab/><text:span text:style-name="T25">A Response is the result of a Rule. When a Rule is chosen to be handled to by the DDS, all of that Rule's Responses are handled.</text:span></text:p>
      <text:p text:style-name="P19">For example, let's say that some Event is triggered and a Rule is chosen by the DDS. We will also assume that the Rule has the following Responses.</text:p>
      <text:list xml:id="list2523187133481461728" text:style-name="L1">
        <text:list-item>
          <text:p text:style-name="P44">Award Player 50 Experience.</text:p>
        </text:list-item>
        <text:list-item>
          <text:p text:style-name="P44">Award Player 50 Gold.</text:p>
        </text:list-item>
        <text:list-item>
          <text:p text:style-name="P44">Award Player Item #5678.</text:p>
        </text:list-item>
      </text:list>
      <text:p text:style-name="P14"><text:span text:style-name="T1">W</text:span>hen the DDS chooses the Rule, it finds all of that Rule's Responses and handles them one-by-one. So, the player will be awarded experience, then gold, and then the item.</text:p>
      <text:p text:style-name="P14"/>
      <text:p text:style-name="P14"><text:soft-page-break/><text:span text:style-name="T1">The word </text:span><text:span text:style-name="T9">“</text:span><text:span text:style-name="T7">Response</text:span><text:span text:style-name="T9">”</text:span><text:span text:style-name="T22"> is define</text:span>d<text:span text:style-name="T22"> as </text:span><text:span text:style-name="T9">“A</text:span><text:span text:style-name="T7"> reaction to something.”</text:span>.</text:p>
      <text:h text:style-name="Heading_20_2" text:outline-level="2"><text:span text:style-name="T2">Rule</text:span>:</text:h>
      <text:p text:style-name="Text_20_body"><text:tab/><text:span text:style-name="T26">A Rule is essentially a relationship, or association, of some number of </text:span><text:span text:style-name="T11">Criterion,</text:span><text:span text:style-name="T26"> </text:span><text:span text:style-name="T11">Responses, </text:span><text:span text:style-name="T19">and an</text:span><text:span text:style-name="T11"> Event</text:span><text:span text:style-name="T26">.</text:span></text:p>
      <text:p text:style-name="P18"><text:span text:style-name="T26">Whenever an </text:span><text:span text:style-name="T11">Event</text:span><text:span text:style-name="T26"> is triggered, the </text:span><text:span text:style-name="T11">DDS</text:span><text:span text:style-name="T26"> determines which </text:span><text:span text:style-name="T11">Rules</text:span><text:span text:style-name="T26"> are triggered by the </text:span><text:span text:style-name="T11">Event</text:span><text:span text:style-name="T26">, then evaluates the </text:span><text:span text:style-name="T11">Criterion</text:span><text:span text:style-name="T26"> of every one of these </text:span><text:span text:style-name="T11">Rules</text:span><text:span text:style-name="T26">. Through a slightly complicated formula, the DDS then determines which </text:span><text:span text:style-name="T11">Rule</text:span><text:span text:style-name="T26"> the </text:span><text:span text:style-name="T11">Event</text:span><text:span text:style-name="T26"> will trigger, out of all of the </text:span><text:span text:style-name="T11">Rules</text:span><text:span text:style-name="T26"> that it can trigger. After the final </text:span><text:span text:style-name="T11">Rule</text:span><text:span text:style-name="T26"> is chosen, the </text:span><text:span text:style-name="T11">DDS</text:span><text:span text:style-name="T26"> responds to all of the </text:span><text:span text:style-name="T11">Responses</text:span><text:span text:style-name="T26"> associated with the chosen </text:span><text:span text:style-name="T11">Rule</text:span><text:span text:style-name="T26">.</text:span></text:p>
      <text:p text:style-name="P13"><text:span text:style-name="T1"><text:tab/></text:span><text:span text:style-name="T8">Example:</text:span></text:p>
      <text:p text:style-name="P9"><text:tab/><text:tab/></text:p>
      <table:table table:name="Table6" table:style-name="Table6">
        <table:table-column table:style-name="Table6.A"/>
        <table:table-column table:style-name="Table6.B"/>
        <table:table-column table:style-name="Table6.C"/>
        <table:table-row>
          <table:table-cell table:style-name="Table6.A1" office:value-type="string">
            <text:p text:style-name="P35">Event</text:p>
          </table:table-cell>
          <table:table-cell table:style-name="Table6.A1" office:value-type="string">
            <text:p text:style-name="P35">Rule</text:p>
          </table:table-cell>
          <table:table-cell table:style-name="Table6.C1" office:value-type="string">
            <text:p text:style-name="P35">Response(s) Number(s)</text:p>
          </table:table-cell>
        </table:table-row>
        <table:table-row>
          <table:table-cell table:style-name="Table6.A2" office:value-type="string">
            <text:p text:style-name="P28">OnPlayerKillEnemy</text:p>
          </table:table-cell>
          <table:table-cell table:style-name="Table6.B2" office:value-type="string">
            <text:p text:style-name="P37">A</text:p>
          </table:table-cell>
          <table:table-cell table:style-name="Table6.C2" office:value-type="string">
            <text:p text:style-name="P37">1, 2</text:p>
          </table:table-cell>
        </table:table-row>
        <table:table-row>
          <table:table-cell table:style-name="Table6.A3" office:value-type="string">
            <text:p text:style-name="P37">OnPlayerDeath</text:p>
          </table:table-cell>
          <table:table-cell table:style-name="Table6.B3" office:value-type="string">
            <text:p text:style-name="P37">B</text:p>
          </table:table-cell>
          <table:table-cell table:style-name="Table6.C3" office:value-type="string">
            <text:p text:style-name="P37">3, 4</text:p>
          </table:table-cell>
        </table:table-row>
        <table:table-row>
          <table:table-cell table:style-name="Table6.A4" office:value-type="string">
            <text:p text:style-name="P34">Balcony </text:p>
          </table:table-cell>
          <table:table-cell table:style-name="Table6.B4" office:value-type="string">
            <text:p text:style-name="P37">C</text:p>
          </table:table-cell>
          <table:table-cell table:style-name="Table6.C4" office:value-type="string">
            <text:p text:style-name="P37">2, 3</text:p>
          </table:table-cell>
        </table:table-row>
        <table:table-row>
          <table:table-cell table:style-name="Table6.A5" office:value-type="string">
            <text:p text:style-name="P34">OnItemPickup</text:p>
          </table:table-cell>
          <table:table-cell table:style-name="Table6.B5" office:value-type="string">
            <text:p text:style-name="P37">D</text:p>
          </table:table-cell>
          <table:table-cell table:style-name="Table6.C5" office:value-type="string">
            <text:p text:style-name="P37">1</text:p>
          </table:table-cell>
        </table:table-row>
      </table:table>
      <text:p text:style-name="P13"/>
      <text:p text:style-name="P9"><text:tab/><text:tab/></text:p>
      <table:table table:name="Table7" table:style-name="Table7">
        <table:table-column table:style-name="Table7.A"/>
        <table:table-column table:style-name="Table7.B"/>
        <table:table-row>
          <table:table-cell table:style-name="Table7.A1" office:value-type="string">
            <text:p text:style-name="P35">Response #</text:p>
          </table:table-cell>
          <table:table-cell table:style-name="Table7.B1" office:value-type="string">
            <text:p text:style-name="P35">Response</text:p>
          </table:table-cell>
        </table:table-row>
        <table:table-row>
          <table:table-cell table:style-name="Table7.A2" office:value-type="string">
            <text:p text:style-name="P37">1</text:p>
          </table:table-cell>
          <table:table-cell table:style-name="Table7.B2" office:value-type="string">
            <text:p text:style-name="P37">Award Player 50 Experience</text:p>
          </table:table-cell>
        </table:table-row>
        <table:table-row>
          <table:table-cell table:style-name="Table7.A3" office:value-type="string">
            <text:p text:style-name="P37">2</text:p>
          </table:table-cell>
          <table:table-cell table:style-name="Table7.B3" office:value-type="string">
            <text:p text:style-name="P37">Award Player 50 Gold</text:p>
          </table:table-cell>
        </table:table-row>
        <table:table-row>
          <table:table-cell table:style-name="Table7.A4" office:value-type="string">
            <text:p text:style-name="P34"><text:span text:style-name="T26">3</text:span> </text:p>
          </table:table-cell>
          <table:table-cell table:style-name="Table7.B4" office:value-type="string">
            <text:p text:style-name="P37">Kill Player</text:p>
          </table:table-cell>
        </table:table-row>
        <table:table-row>
          <table:table-cell table:style-name="Table7.A5" office:value-type="string">
            <text:p text:style-name="P37">4</text:p>
          </table:table-cell>
          <table:table-cell table:style-name="Table7.B5" office:value-type="string">
            <text:p text:style-name="P37">End Game</text:p>
          </table:table-cell>
        </table:table-row>
      </table:table>
      <text:p text:style-name="P12"/>
      <text:p text:style-name="P14">Although the formula for determining which Rule to trigger is complicated, it will generally choose the Rule with the most Criterion that evaluate to TRUE and that haven't been used recently.</text:p>
      <text:p text:style-name="P13"><text:span text:style-name="T1"><text:tab/></text:span><text:span text:style-name="T8">Example:</text:span></text:p>
      <text:p text:style-name="P22"/>
      <table:table table:name="Table8" table:style-name="Table8">
        <table:table-column table:style-name="Table8.A"/>
        <table:table-column table:style-name="Table8.B"/>
        <table:table-column table:style-name="Table8.C"/>
        <table:table-row>
          <table:table-cell table:style-name="Table8.A1" office:value-type="string">
            <text:p text:style-name="P35">Rule</text:p>
          </table:table-cell>
          <table:table-cell table:style-name="Table8.A1" office:value-type="string">
            <text:p text:style-name="P35">TRUE Criterion</text:p>
          </table:table-cell>
          <table:table-cell table:style-name="Table8.C1" office:value-type="string">
            <text:p text:style-name="P35">Time Last Used</text:p>
          </table:table-cell>
        </table:table-row>
        <table:table-row>
          <table:table-cell table:style-name="Table8.A2" office:value-type="string">
            <text:p text:style-name="P37">A</text:p>
          </table:table-cell>
          <table:table-cell table:style-name="Table8.B2" office:value-type="string">
            <text:p text:style-name="P37">50</text:p>
          </table:table-cell>
          <table:table-cell table:style-name="Table8.C2" office:value-type="string">
            <text:p text:style-name="P37">10 Minutes Ago</text:p>
          </table:table-cell>
        </table:table-row>
        <table:table-row>
          <table:table-cell table:style-name="Table8.A3" office:value-type="string">
            <text:p text:style-name="P37">B</text:p>
          </table:table-cell>
          <table:table-cell table:style-name="Table8.B3" office:value-type="string">
            <text:p text:style-name="P37">50</text:p>
          </table:table-cell>
          <table:table-cell table:style-name="Table8.C3" office:value-type="string">
            <text:p text:style-name="P37">5 Minutes Ago</text:p>
          </table:table-cell>
        </table:table-row>
        <table:table-row>
          <table:table-cell table:style-name="Table8.A4" office:value-type="string">
            <text:p text:style-name="P37">C</text:p>
          </table:table-cell>
          <table:table-cell table:style-name="Table8.B4" office:value-type="string">
            <text:p text:style-name="P37">45</text:p>
          </table:table-cell>
          <table:table-cell table:style-name="Table8.C4" office:value-type="string">
            <text:p text:style-name="P37">Never</text:p>
          </table:table-cell>
        </table:table-row>
      </table:table>
      <text:p text:style-name="P14"/>
      <text:p text:style-name="P14"><text:soft-page-break/>In the above example, Rule C will most-likely be triggered. The next time an Event is fired which can trigger these three Rules, Rule B would be chosen. The time after that, Rule A would be chosen.</text:p>
      <text:p text:style-name="P14">If Rule C had an amount of “TRUE Criterion” equal to ten, then there is a much lower chance of it being triggered, but it will eventually be triggered.</text:p>
      <text:h text:style-name="Heading_20_2" text:outline-level="2"><text:span text:style-name="T2">Special </text:span><text:span text:style-name="T6">C</text:span><text:span text:style-name="T2">ases </text:span><text:span text:style-name="T6">for Event Handling</text:span>:</text:h>
      <text:h text:style-name="Heading_20_3" text:outline-level="3"><text:tab/>Case A:</text:h>
      <text:p text:style-name="P23"><text:tab/><text:tab/><text:tab/><text:span text:style-name="T27">In this case there is an </text:span><text:span text:style-name="T12">Event</text:span><text:span text:style-name="T27"> which triggers no Rules. The DDS will do nothing <text:tab/><text:tab/><text:tab/>when handling this Event.</text:span></text:p>
      <text:h text:style-name="Heading_20_3" text:outline-level="3"><text:tab/>Case B:</text:h>
      <text:p text:style-name="Text_20_body"><text:tab/><text:tab/><text:tab/><text:span text:style-name="T27">In this case there is an </text:span><text:span text:style-name="T12">Event</text:span><text:span text:style-name="T27"> which triggers one </text:span><text:span text:style-name="T12">Rule</text:span><text:span text:style-name="T27">. The </text:span><text:span text:style-name="T12">DDS</text:span><text:span text:style-name="T27"> will trigger the <text:tab/><text:tab/><text:tab/>one </text:span><text:span text:style-name="T12">Rule</text:span><text:span text:style-name="T27"> whenever this </text:span><text:span text:style-name="T12">Event</text:span><text:span text:style-name="T27"> is handled.</text:span></text:p>
      <text:h text:style-name="Heading_20_3" text:outline-level="3"><text:tab/><text:span text:style-name="T27">Case C:</text:span></text:h>
      <text:p text:style-name="Text_20_body"><text:tab/><text:tab/><text:tab/><text:span text:style-name="T27">In this case there is an </text:span><text:span text:style-name="T12">Event</text:span><text:span text:style-name="T27"> which triggers multiple </text:span><text:span text:style-name="T12">Rules</text:span><text:span text:style-name="T27">. If there are one or <text:tab/><text:tab/><text:tab/>more </text:span><text:span text:style-name="T12">Rules</text:span><text:span text:style-name="T27"> which has never been triggered before at any point in time, then the first of <text:tab/><text:tab/><text:tab/>these </text:span><text:span text:style-name="T12">Rules</text:span><text:span text:style-name="T27"> that the </text:span><text:span text:style-name="T12">DDS</text:span><text:span text:style-name="T27"> encounters will be triggered.</text:span></text:p>
      <text:h text:style-name="P41" text:outline-level="3"><text:tab/><text:span text:style-name="T27">Case D:</text:span></text:h>
      <text:p text:style-name="P23"><text:tab/><text:tab/><text:tab/><text:span text:style-name="T27">In this case there is an </text:span><text:span text:style-name="T12">Event</text:span><text:span text:style-name="T27"> which triggers multiple </text:span><text:span text:style-name="T12">Rules</text:span><text:span text:style-name="T27">, but none of these <text:tab/><text:tab/><text:tab/></text:span><text:span text:style-name="T12">Rules</text:span><text:span text:style-name="T27"> have </text:span><text:span text:style-name="T12">Criterion</text:span><text:span text:style-name="T27">. The system will handle this </text:span><text:span text:style-name="T12">Event</text:span><text:span text:style-name="T27"> by triggering the least recently <text:tab/><text:tab/><text:tab/>used </text:span><text:span text:style-name="T12">Rule</text:span><text:span text:style-name="T27">.<text:line-break/><text:line-break/><text:tab/><text:tab/><text:tab/></text:span><text:span text:style-name="T12">Example:</text:span></text:p>
      <table:table table:name="Table9" table:style-name="Table9">
        <table:table-column table:style-name="Table9.A"/>
        <table:table-column table:style-name="Table9.B"/>
        <table:table-column table:style-name="Table9.C"/>
        <table:table-column table:style-name="Table9.A"/>
        <table:table-row>
          <table:table-cell table:style-name="Table9.A1" office:value-type="string">
            <text:p text:style-name="P36">Event</text:p>
          </table:table-cell>
          <table:table-cell table:style-name="Table9.A1" office:value-type="string">
            <text:p text:style-name="P36">Rule</text:p>
          </table:table-cell>
          <table:table-cell table:style-name="Table9.A1" office:value-type="string">
            <text:p text:style-name="P40">Criterion</text:p>
          </table:table-cell>
          <table:table-cell table:style-name="Table9.D1" office:value-type="string">
            <text:p text:style-name="P40">Time Last Used</text:p>
          </table:table-cell>
        </table:table-row>
        <table:table-row>
          <table:table-cell table:style-name="Table9.A2" office:value-type="string">
            <text:p text:style-name="P29">OnPlayer<text:span text:style-name="T27">Death</text:span></text:p>
          </table:table-cell>
          <table:table-cell table:style-name="Table9.B2" office:value-type="string">
            <text:p text:style-name="P38">A</text:p>
          </table:table-cell>
          <table:table-cell table:style-name="Table9.C2" office:value-type="string">
            <text:p text:style-name="P39">None</text:p>
          </table:table-cell>
          <table:table-cell table:style-name="Table9.D2" office:value-type="string">
            <text:p text:style-name="P39">Never</text:p>
          </table:table-cell>
        </table:table-row>
        <table:table-row>
          <table:table-cell table:style-name="Table9.A3" office:value-type="string">
            <text:p text:style-name="P29">OnPlayer<text:span text:style-name="T27">Death</text:span></text:p>
          </table:table-cell>
          <table:table-cell table:style-name="Table9.B3" office:value-type="string">
            <text:p text:style-name="P38">B</text:p>
          </table:table-cell>
          <table:table-cell table:style-name="Table9.C3" office:value-type="string">
            <text:p text:style-name="P39">None</text:p>
          </table:table-cell>
          <table:table-cell table:style-name="Table9.D3" office:value-type="string">
            <text:p text:style-name="P39">2 Minutes Ago</text:p>
          </table:table-cell>
        </table:table-row>
        <table:table-row>
          <table:table-cell table:style-name="Table9.A4" office:value-type="string">
            <text:p text:style-name="P29">OnPlayer<text:span text:style-name="T27">Death</text:span></text:p>
          </table:table-cell>
          <table:table-cell table:style-name="Table9.B4" office:value-type="string">
            <text:p text:style-name="P38">C</text:p>
          </table:table-cell>
          <table:table-cell table:style-name="Table9.C4" office:value-type="string">
            <text:p text:style-name="P39">None</text:p>
          </table:table-cell>
          <table:table-cell table:style-name="Table9.D4" office:value-type="string">
            <text:p text:style-name="P39">5 Minutes Ago</text:p>
          </table:table-cell>
        </table:table-row>
      </table:table>
      <text:p text:style-name="P15"/>
      <text:p text:style-name="P45"><text:tab/><text:tab/><text:tab/><text:tab/><text:tab/>The DDS will trigger Rule A when OnPlayerDeath is first <text:tab/><text:tab/><text:tab/><text:tab/><text:tab/><text:tab/>handled, then Rule B on the second time it is handled, then Rule C on the <text:tab/><text:tab/><text:tab/><text:tab/><text:tab/>third time, then Rule A, then Rule B, then Rule C, etc…</text:p>
      <text:h text:style-name="P42" text:outline-level="3"><text:tab/>Case E:</text:h>
      <text:p text:style-name="P4"><text:span text:style-name="T28"><text:tab/><text:tab/><text:tab/>In this case there is an Event which triggers multiple Rules, but some of these <text:tab/><text:tab/><text:tab/>Rules have Criterion and some of them do not. The Rules without Criterion will be <text:tab/></text:span><text:soft-page-break/><text:span text:style-name="T28"><text:tab/><text:tab/>entirely ignored by the DDS and the remaining Rules that do have Criterion will be <text:tab/><text:tab/><text:tab/>handled normally.</text:span></text:p>
      <text:p text:style-name="P4"/>
      <text:h text:style-name="Heading_20_3" text:outline-level="3"><text:tab/>Case <text:span text:style-name="T29">F</text:span>:</text:h>
      <text:p text:style-name="P47"><text:span text:style-name="T28"><text:tab/><text:tab/><text:tab/>This case is nearly identical to </text:span><text:span text:style-name="T13">Case D</text:span><text:span text:style-name="T28">, but with one major difference. If the <text:tab/><text:tab/><text:tab/>system runs into a situation where, while handling the </text:span><text:span text:style-name="T13">Event</text:span><text:span text:style-name="T28">, the mathematical formula <text:tab/><text:tab/><text:tab/>for determining which </text:span><text:span text:style-name="T13">Rule</text:span><text:span text:style-name="T28"> to use says that multiple </text:span><text:span text:style-name="T13">Rules</text:span><text:span text:style-name="T28"> can be triggered, then the <text:tab/><text:tab/><text:tab/>system will randomly pick one of the </text:span><text:span text:style-name="T13">Rules</text:span><text:span text:style-name="T28"> to trig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02:21:19.635000000</meta:creation-date>
    <dc:date>2016-03-29T01:48:00.942000000</dc:date>
    <meta:editing-duration>PT20M33S</meta:editing-duration>
    <meta:editing-cycles>4</meta:editing-cycles>
    <meta:generator>LibreOffice/5.0.5.2$Windows_X86_64 LibreOffice_project/55b006a02d247b5f7215fc6ea0fde844b30035b3</meta:generator>
    <meta:document-statistic meta:table-count="9" meta:image-count="0" meta:object-count="0" meta:page-count="7" meta:paragraph-count="191" meta:word-count="1198" meta:character-count="6805" meta:non-whitespace-character-count="5693"/>
  </office:meta>
</office:document-meta>
</file>